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eehive-title">
      <style:graphic-properties draw:auto-grow-height="true" fo:min-height="3.5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2.5cm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3cm"/>
      <style:paragraph-properties style:writing-mode="lr-tb"/>
    </style:style>
    <style:style style:name="pr4" style:family="presentation" style:parent-style-name="Beehive1-title">
      <style:graphic-properties draw:auto-grow-height="true" fo:min-height="2.5cm"/>
      <style:paragraph-properties style:writing-mode="lr-tb"/>
    </style:style>
    <style:style style:name="pr5" style:family="presentation" style:parent-style-name="Beehive1-notes">
      <style:graphic-properties draw:fill-color="#ffffff" draw:auto-grow-height="true" fo:min-height="13cm"/>
      <style:paragraph-properties style:writing-mode="lr-tb"/>
    </style:style>
    <style:style style:name="pr6" style:family="presentation" style:parent-style-name="Beehive1-title">
      <style:graphic-properties fo:min-height="2.63cm"/>
      <style:paragraph-properties style:writing-mode="lr-tb"/>
    </style:style>
    <style:style style:name="pr7" style:family="presentation" style:parent-style-name="Beehive1-outline1">
      <style:graphic-properties fo:min-height="9.135cm"/>
      <style:paragraph-properties style:writing-mode="lr-tb"/>
    </style:style>
    <style:style style:name="pr8" style:family="presentation" style:parent-style-name="Beehive1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text-properties fo:font-size="24pt" style:font-size-asian="24pt" style:font-size-complex="24pt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cm" svg:height="3.5cm" svg:x="1.5cm" svg:y="5.5cm" presentation:class="title" presentation:user-transformed="true">
          <draw:text-box>
            <text:p>Konfiguracja GitHub w PyCharm</text:p>
          </draw:text-box>
        </draw:frame>
        <draw:frame presentation:style-name="pr2" draw:text-style-name="P1" draw:layer="layout" svg:width="25cm" svg:height="2.5cm" svg:x="1.5cm" svg:y="9.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5cm" svg:height="11cm" svg:x="3cm" svg:y="2.25cm" draw:page-number="1" presentation:class="page"/>
          <draw:frame presentation:style-name="pr3" draw:text-style-name="P2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 presentation:user-transformed="true">
          <draw:text-box>
            <text:p>Film</text:p>
          </draw:text-box>
        </draw:frame>
        <draw:frame draw:style-name="standard" draw:layer="layout" svg:width="16.008cm" svg:height="9cm" svg:x="5.996cm" svg:y="3.5cm" presentation:class="object" presentation:user-transformed="true">
          <draw:plugin xlink:href="../../Wideo/Nagrania%20ekranu/Nagranie%20ekranu%20z%2026.10.2023%2022:13:54.webm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5cm" svg:height="11cm" svg:x="3cm" svg:y="2.25cm" draw:page-number="2" presentation:class="page"/>
          <draw:frame presentation:style-name="pr5" draw:text-style-name="P2" draw:layer="layout" svg:width="17cm" svg:height="13cm" svg:x="2cm" svg:y="14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Komendy<text:tab/>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git config --global user.name "Radek"</text:p>
              </text:list-item>
              <text:list-item>
                <text:p>git config --global user.email "Radek@com.pl"</text:p>
                <text:p><text:s text:c="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Beehive1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>
        <draw:text-box>
          <text:p text:style-name="MP6"><text:span text:style-name="MT1"><text:page-number>&lt;nu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26T22:18:18.650619789</meta:creation-date>
    <meta:editing-duration>PT3M57S</meta:editing-duration>
    <meta:editing-cycles>2</meta:editing-cycles>
    <meta:generator>LibreOffice/7.3.7.2$Linux_X86_64 LibreOffice_project/30$Build-2</meta:generator>
    <dc:title>Beehive</dc:title>
    <dc:date>2023-10-26T22:22:15.246918532</dc:date>
    <meta:document-statistic meta:object-count="148"/>
  </office:meta>
</office:document-meta>
</file>